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03cm" svg:stroke-color="#6daaf8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406cm" svg:stroke-color="#6daaf8" draw:marker-start-width="0.653cm" draw:marker-end-width="0.653cm" draw:fill="gradient" draw:fill-gradient-name="Blue_20_Touch" draw:opacity="50%" draw:textarea-horizontal-align="justify" draw:textarea-vertical-align="middle" draw:auto-grow-height="false" fo:min-height="2.119cm" fo:min-width="1.869cm" fo:padding-top="0.325cm" fo:padding-bottom="0.325cm" fo:padding-left="0.45cm" fo:padding-right="0.45cm" draw:shadow="hidden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cm" svg:stroke-color="#6daaf8" draw:marker-start-width="0.048cm" draw:marker-end-width="0.048cm" draw:fill="gradient" draw:fill-gradient-name="Gradient_20_157" draw:opacity="100%" draw:opacity-name="" draw:textarea-horizontal-align="justify" draw:textarea-vertical-align="middle" draw:auto-grow-height="false" fo:min-height="2.219cm" fo:min-width="1.969cm" fo:padding-top="0.126cm" fo:padding-bottom="0.126cm" fo:padding-left="0.251cm" fo:padding-right="0.251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Blue_20_Touch" draw:opacity="50%"/>
      <style:paragraph-properties fo:text-align="center"/>
    </style:style>
    <style:style style:name="P3" style:family="paragraph">
      <loext:graphic-properties draw:fill="gradient" draw:fill-gradient-name="Gradient_20_157" draw:opacity="10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2.112cm" svg:y1="1.635cm" svg:x2="14.97cm" svg:y2="1.635cm">
          <text:p/>
        </draw:line>
        <draw:path draw:style-name="gr2" draw:text-style-name="P2" draw:layer="layout" svg:width="6.668cm" svg:height="25.73cm" svg:x="7.349cm" svg:y="1.053cm" svg:viewBox="0 0 6669 25731" svg:d="M1821 874c153-266 374-487 639-640 266-153 567-234 874-234s608 81 873 234c266 153 487 374 640 639 129 224 206 472 228 728h5v87c1 20 1 39 1 59s0 39-1 59v17456c472 304 865 726 1142 1229 293 532 447 1134 447 1747s-154 1215-447 1747c-292 531-713 971-1220 1278s-1082 468-1667 468c-586 0-1161-161-1668-468s-928-747-1220-1278c-293-532-447-1134-447-1747s154-1215 447-1746c277-503 669-925 1140-1229v-17516-146h6c22-256 99-504 228-727z">
          <text:p/>
        </draw:path>
        <draw:line draw:style-name="gr1" draw:text-style-name="P1" draw:layer="layout" svg:x1="12.43cm" svg:y1="18.78cm" svg:x2="14.652cm" svg:y2="18.78cm">
          <text:p/>
        </draw:line>
        <draw:line draw:style-name="gr1" draw:text-style-name="P1" draw:layer="layout" svg:x1="12.43cm" svg:y1="14.28cm" svg:x2="14.652cm" svg:y2="14.28cm">
          <text:p/>
        </draw:line>
        <draw:line draw:style-name="gr1" draw:text-style-name="P1" draw:layer="layout" svg:x1="12.43cm" svg:y1="9.98cm" svg:x2="14.652cm" svg:y2="9.98cm">
          <text:p/>
        </draw:line>
        <draw:line draw:style-name="gr1" draw:text-style-name="P1" draw:layer="layout" svg:x1="12.43cm" svg:y1="5.48cm" svg:x2="14.652cm" svg:y2="5.48cm">
          <text:p/>
        </draw:line>
        <draw:line draw:style-name="gr3" draw:text-style-name="P1" draw:layer="layout" svg:x1="12.43cm" svg:y1="17.927cm" svg:x2="13.382cm" svg:y2="17.927cm">
          <text:p/>
        </draw:line>
        <draw:line draw:style-name="gr3" draw:text-style-name="P1" draw:layer="layout" svg:x1="12.43cm" svg:y1="17.027cm" svg:x2="13.382cm" svg:y2="17.027cm">
          <text:p/>
        </draw:line>
        <draw:line draw:style-name="gr3" draw:text-style-name="P1" draw:layer="layout" svg:x1="12.43cm" svg:y1="16.127cm" svg:x2="13.382cm" svg:y2="16.127cm">
          <text:p/>
        </draw:line>
        <draw:line draw:style-name="gr3" draw:text-style-name="P1" draw:layer="layout" svg:x1="12.43cm" svg:y1="15.127cm" svg:x2="13.382cm" svg:y2="15.127cm">
          <text:p/>
        </draw:line>
        <draw:line draw:style-name="gr3" draw:text-style-name="P1" draw:layer="layout" svg:x1="12.43cm" svg:y1="13.627cm" svg:x2="13.382cm" svg:y2="13.627cm">
          <text:p/>
        </draw:line>
        <draw:line draw:style-name="gr3" draw:text-style-name="P1" draw:layer="layout" svg:x1="12.43cm" svg:y1="12.727cm" svg:x2="13.382cm" svg:y2="12.727cm">
          <text:p/>
        </draw:line>
        <draw:line draw:style-name="gr3" draw:text-style-name="P1" draw:layer="layout" svg:x1="12.43cm" svg:y1="11.827cm" svg:x2="13.382cm" svg:y2="11.827cm">
          <text:p/>
        </draw:line>
        <draw:line draw:style-name="gr3" draw:text-style-name="P1" draw:layer="layout" svg:x1="12.43cm" svg:y1="10.827cm" svg:x2="13.382cm" svg:y2="10.827cm">
          <text:p/>
        </draw:line>
        <draw:line draw:style-name="gr3" draw:text-style-name="P1" draw:layer="layout" svg:x1="12.43cm" svg:y1="9.227cm" svg:x2="13.382cm" svg:y2="9.227cm">
          <text:p/>
        </draw:line>
        <draw:line draw:style-name="gr3" draw:text-style-name="P1" draw:layer="layout" svg:x1="12.43cm" svg:y1="8.327cm" svg:x2="13.382cm" svg:y2="8.327cm">
          <text:p/>
        </draw:line>
        <draw:line draw:style-name="gr3" draw:text-style-name="P1" draw:layer="layout" svg:x1="12.43cm" svg:y1="7.427cm" svg:x2="13.382cm" svg:y2="7.427cm">
          <text:p/>
        </draw:line>
        <draw:line draw:style-name="gr3" draw:text-style-name="P1" draw:layer="layout" svg:x1="12.43cm" svg:y1="6.427cm" svg:x2="13.382cm" svg:y2="6.427cm">
          <text:p/>
        </draw:line>
        <draw:line draw:style-name="gr3" draw:text-style-name="P1" draw:layer="layout" svg:x1="12.43cm" svg:y1="5.027cm" svg:x2="13.382cm" svg:y2="5.027cm">
          <text:p/>
        </draw:line>
        <draw:line draw:style-name="gr3" draw:text-style-name="P1" draw:layer="layout" svg:x1="12.43cm" svg:y1="4.127cm" svg:x2="13.382cm" svg:y2="4.127cm">
          <text:p/>
        </draw:line>
        <draw:line draw:style-name="gr3" draw:text-style-name="P1" draw:layer="layout" svg:x1="12.43cm" svg:y1="3.227cm" svg:x2="13.382cm" svg:y2="3.227cm">
          <text:p/>
        </draw:line>
        <draw:line draw:style-name="gr3" draw:text-style-name="P1" draw:layer="layout" svg:x1="12.43cm" svg:y1="2.227cm" svg:x2="13.382cm" svg:y2="2.227cm">
          <text:p/>
        </draw:line>
      </draw:page>
      <draw:page draw:name="page2" draw:style-name="dp1" draw:master-page-name="Default">
        <draw:path draw:style-name="gr4" draw:text-style-name="P3" draw:layer="layout" svg:width="6.668cm" svg:height="25.653cm" svg:x="7.35cm" svg:y="1.078cm" svg:viewBox="0 0 6669 25654" svg:d="M1821 871c153-265 374-485 639-638 266-153 567-233 874-233s608 80 873 233c266 153 487 373 640 638 129 222 206 470 228 725h5v87c1 20 1 39 1 59 0 19 0 39-1 58v17404c472 303 865 724 1142 1226 293 530 447 1130 447 1741 0 612-154 1212-447 1742-292 529-713 969-1220 1274-507 306-1082 467-1667 467-586 0-1161-161-1668-467-507-305-928-745-1220-1274-293-530-447-1130-447-1742 0-611 154-1211 447-1741 277-501 669-922 1140-1225v-17463-146h6c22-255 99-503 228-725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0" draw:display-name="Gradient 100" draw:style="linear" draw:start-color="#c9211e" draw:end-color="#ff4000" draw:start-intensity="100%" draw:end-intensity="100%" draw:angle="96deg" draw:border="0%"/>
    <draw:gradient draw:name="Gradient_20_101" draw:display-name="Gradient 101" draw:style="linear" draw:start-color="#c9211e" draw:end-color="#ff4000" draw:start-intensity="100%" draw:end-intensity="100%" draw:angle="97deg" draw:border="0%"/>
    <draw:gradient draw:name="Gradient_20_102" draw:display-name="Gradient 102" draw:style="linear" draw:start-color="#c9211e" draw:end-color="#ff4000" draw:start-intensity="100%" draw:end-intensity="100%" draw:angle="98deg" draw:border="0%"/>
    <draw:gradient draw:name="Gradient_20_103" draw:display-name="Gradient 103" draw:style="linear" draw:start-color="#c9211e" draw:end-color="#ff4000" draw:start-intensity="100%" draw:end-intensity="100%" draw:angle="99deg" draw:border="0%"/>
    <draw:gradient draw:name="Gradient_20_104" draw:display-name="Gradient 104" draw:style="linear" draw:start-color="#c9211e" draw:end-color="#ff4000" draw:start-intensity="100%" draw:end-intensity="100%" draw:angle="100deg" draw:border="0%"/>
    <draw:gradient draw:name="Gradient_20_105" draw:display-name="Gradient 105" draw:style="linear" draw:start-color="#c9211e" draw:end-color="#ff4000" draw:start-intensity="100%" draw:end-intensity="100%" draw:angle="101deg" draw:border="0%"/>
    <draw:gradient draw:name="Gradient_20_106" draw:display-name="Gradient 106" draw:style="linear" draw:start-color="#c9211e" draw:end-color="#ff4000" draw:start-intensity="100%" draw:end-intensity="100%" draw:angle="102deg" draw:border="0%"/>
    <draw:gradient draw:name="Gradient_20_107" draw:display-name="Gradient 107" draw:style="linear" draw:start-color="#c9211e" draw:end-color="#ff4000" draw:start-intensity="100%" draw:end-intensity="100%" draw:angle="103deg" draw:border="0%"/>
    <draw:gradient draw:name="Gradient_20_108" draw:display-name="Gradient 108" draw:style="linear" draw:start-color="#c9211e" draw:end-color="#ff4000" draw:start-intensity="100%" draw:end-intensity="100%" draw:angle="104deg" draw:border="0%"/>
    <draw:gradient draw:name="Gradient_20_109" draw:display-name="Gradient 109" draw:style="linear" draw:start-color="#c9211e" draw:end-color="#ff4000" draw:start-intensity="100%" draw:end-intensity="100%" draw:angle="105deg" draw:border="0%"/>
    <draw:gradient draw:name="Gradient_20_110" draw:display-name="Gradient 110" draw:style="linear" draw:start-color="#c9211e" draw:end-color="#ff4000" draw:start-intensity="100%" draw:end-intensity="100%" draw:angle="106deg" draw:border="0%"/>
    <draw:gradient draw:name="Gradient_20_111" draw:display-name="Gradient 111" draw:style="linear" draw:start-color="#c9211e" draw:end-color="#ff4000" draw:start-intensity="100%" draw:end-intensity="100%" draw:angle="107deg" draw:border="0%"/>
    <draw:gradient draw:name="Gradient_20_112" draw:display-name="Gradient 112" draw:style="linear" draw:start-color="#c9211e" draw:end-color="#ff4000" draw:start-intensity="100%" draw:end-intensity="100%" draw:angle="108deg" draw:border="0%"/>
    <draw:gradient draw:name="Gradient_20_113" draw:display-name="Gradient 113" draw:style="linear" draw:start-color="#c9211e" draw:end-color="#ff4000" draw:start-intensity="100%" draw:end-intensity="100%" draw:angle="109deg" draw:border="0%"/>
    <draw:gradient draw:name="Gradient_20_114" draw:display-name="Gradient 114" draw:style="linear" draw:start-color="#c9211e" draw:end-color="#ff4000" draw:start-intensity="100%" draw:end-intensity="100%" draw:angle="110deg" draw:border="0%"/>
    <draw:gradient draw:name="Gradient_20_115" draw:display-name="Gradient 115" draw:style="linear" draw:start-color="#c9211e" draw:end-color="#ff4000" draw:start-intensity="100%" draw:end-intensity="100%" draw:angle="111deg" draw:border="0%"/>
    <draw:gradient draw:name="Gradient_20_116" draw:display-name="Gradient 116" draw:style="linear" draw:start-color="#c9211e" draw:end-color="#ff4000" draw:start-intensity="100%" draw:end-intensity="100%" draw:angle="112deg" draw:border="0%"/>
    <draw:gradient draw:name="Gradient_20_117" draw:display-name="Gradient 117" draw:style="linear" draw:start-color="#c9211e" draw:end-color="#ff4000" draw:start-intensity="100%" draw:end-intensity="100%" draw:angle="113deg" draw:border="0%"/>
    <draw:gradient draw:name="Gradient_20_118" draw:display-name="Gradient 118" draw:style="linear" draw:start-color="#c9211e" draw:end-color="#ff4000" draw:start-intensity="100%" draw:end-intensity="100%" draw:angle="114deg" draw:border="0%"/>
    <draw:gradient draw:name="Gradient_20_119" draw:display-name="Gradient 119" draw:style="linear" draw:start-color="#c9211e" draw:end-color="#ff4000" draw:start-intensity="100%" draw:end-intensity="100%" draw:angle="115deg" draw:border="0%"/>
    <draw:gradient draw:name="Gradient_20_120" draw:display-name="Gradient 120" draw:style="linear" draw:start-color="#c9211e" draw:end-color="#ff4000" draw:start-intensity="100%" draw:end-intensity="100%" draw:angle="116deg" draw:border="0%"/>
    <draw:gradient draw:name="Gradient_20_121" draw:display-name="Gradient 121" draw:style="linear" draw:start-color="#c9211e" draw:end-color="#ff4000" draw:start-intensity="100%" draw:end-intensity="100%" draw:angle="117deg" draw:border="0%"/>
    <draw:gradient draw:name="Gradient_20_122" draw:display-name="Gradient 122" draw:style="linear" draw:start-color="#c9211e" draw:end-color="#ff4000" draw:start-intensity="100%" draw:end-intensity="100%" draw:angle="118deg" draw:border="0%"/>
    <draw:gradient draw:name="Gradient_20_123" draw:display-name="Gradient 123" draw:style="linear" draw:start-color="#c9211e" draw:end-color="#ff4000" draw:start-intensity="100%" draw:end-intensity="100%" draw:angle="119deg" draw:border="0%"/>
    <draw:gradient draw:name="Gradient_20_124" draw:display-name="Gradient 124" draw:style="linear" draw:start-color="#c9211e" draw:end-color="#ff4000" draw:start-intensity="100%" draw:end-intensity="100%" draw:angle="120deg" draw:border="0%"/>
    <draw:gradient draw:name="Gradient_20_125" draw:display-name="Gradient 125" draw:style="linear" draw:start-color="#c9211e" draw:end-color="#ff4000" draw:start-intensity="100%" draw:end-intensity="100%" draw:angle="121deg" draw:border="0%"/>
    <draw:gradient draw:name="Gradient_20_126" draw:display-name="Gradient 126" draw:style="linear" draw:start-color="#c9211e" draw:end-color="#ff4000" draw:start-intensity="100%" draw:end-intensity="100%" draw:angle="122deg" draw:border="0%"/>
    <draw:gradient draw:name="Gradient_20_127" draw:display-name="Gradient 127" draw:style="linear" draw:start-color="#c9211e" draw:end-color="#ff4000" draw:start-intensity="100%" draw:end-intensity="100%" draw:angle="123deg" draw:border="0%"/>
    <draw:gradient draw:name="Gradient_20_128" draw:display-name="Gradient 128" draw:style="linear" draw:start-color="#c9211e" draw:end-color="#ff4000" draw:start-intensity="100%" draw:end-intensity="100%" draw:angle="124deg" draw:border="0%"/>
    <draw:gradient draw:name="Gradient_20_129" draw:display-name="Gradient 129" draw:style="linear" draw:start-color="#c9211e" draw:end-color="#ff4000" draw:start-intensity="100%" draw:end-intensity="100%" draw:angle="125deg" draw:border="0%"/>
    <draw:gradient draw:name="Gradient_20_130" draw:display-name="Gradient 130" draw:style="linear" draw:start-color="#c9211e" draw:end-color="#ff4000" draw:start-intensity="100%" draw:end-intensity="100%" draw:angle="126deg" draw:border="0%"/>
    <draw:gradient draw:name="Gradient_20_131" draw:display-name="Gradient 131" draw:style="linear" draw:start-color="#c9211e" draw:end-color="#ff4000" draw:start-intensity="100%" draw:end-intensity="100%" draw:angle="127deg" draw:border="0%"/>
    <draw:gradient draw:name="Gradient_20_132" draw:display-name="Gradient 132" draw:style="linear" draw:start-color="#c9211e" draw:end-color="#ff4000" draw:start-intensity="100%" draw:end-intensity="100%" draw:angle="128deg" draw:border="0%"/>
    <draw:gradient draw:name="Gradient_20_133" draw:display-name="Gradient 133" draw:style="linear" draw:start-color="#c9211e" draw:end-color="#ff4000" draw:start-intensity="100%" draw:end-intensity="100%" draw:angle="129deg" draw:border="0%"/>
    <draw:gradient draw:name="Gradient_20_134" draw:display-name="Gradient 134" draw:style="linear" draw:start-color="#c9211e" draw:end-color="#ff4000" draw:start-intensity="100%" draw:end-intensity="100%" draw:angle="130deg" draw:border="0%"/>
    <draw:gradient draw:name="Gradient_20_135" draw:display-name="Gradient 135" draw:style="linear" draw:start-color="#c9211e" draw:end-color="#ff4000" draw:start-intensity="100%" draw:end-intensity="100%" draw:angle="131deg" draw:border="0%"/>
    <draw:gradient draw:name="Gradient_20_136" draw:display-name="Gradient 136" draw:style="linear" draw:start-color="#c9211e" draw:end-color="#ff4000" draw:start-intensity="100%" draw:end-intensity="100%" draw:angle="132deg" draw:border="0%"/>
    <draw:gradient draw:name="Gradient_20_137" draw:display-name="Gradient 137" draw:style="linear" draw:start-color="#c9211e" draw:end-color="#ff4000" draw:start-intensity="100%" draw:end-intensity="100%" draw:angle="133deg" draw:border="0%"/>
    <draw:gradient draw:name="Gradient_20_138" draw:display-name="Gradient 138" draw:style="linear" draw:start-color="#c9211e" draw:end-color="#ff4000" draw:start-intensity="100%" draw:end-intensity="100%" draw:angle="134deg" draw:border="0%"/>
    <draw:gradient draw:name="Gradient_20_139" draw:display-name="Gradient 139" draw:style="linear" draw:start-color="#c9211e" draw:end-color="#ff4000" draw:start-intensity="100%" draw:end-intensity="100%" draw:angle="135deg" draw:border="0%"/>
    <draw:gradient draw:name="Gradient_20_140" draw:display-name="Gradient 140" draw:style="linear" draw:start-color="#c9211e" draw:end-color="#ff4000" draw:start-intensity="100%" draw:end-intensity="100%" draw:angle="136deg" draw:border="0%"/>
    <draw:gradient draw:name="Gradient_20_141" draw:display-name="Gradient 141" draw:style="linear" draw:start-color="#c9211e" draw:end-color="#ff4000" draw:start-intensity="100%" draw:end-intensity="100%" draw:angle="137deg" draw:border="0%"/>
    <draw:gradient draw:name="Gradient_20_142" draw:display-name="Gradient 142" draw:style="linear" draw:start-color="#c9211e" draw:end-color="#ff4000" draw:start-intensity="100%" draw:end-intensity="100%" draw:angle="138deg" draw:border="0%"/>
    <draw:gradient draw:name="Gradient_20_143" draw:display-name="Gradient 143" draw:style="linear" draw:start-color="#c9211e" draw:end-color="#ff4000" draw:start-intensity="100%" draw:end-intensity="100%" draw:angle="139deg" draw:border="0%"/>
    <draw:gradient draw:name="Gradient_20_144" draw:display-name="Gradient 144" draw:style="linear" draw:start-color="#c9211e" draw:end-color="#ff4000" draw:start-intensity="100%" draw:end-intensity="100%" draw:angle="140deg" draw:border="0%"/>
    <draw:gradient draw:name="Gradient_20_145" draw:display-name="Gradient 145" draw:style="linear" draw:start-color="#c9211e" draw:end-color="#ff4000" draw:start-intensity="100%" draw:end-intensity="100%" draw:angle="141deg" draw:border="0%"/>
    <draw:gradient draw:name="Gradient_20_146" draw:display-name="Gradient 146" draw:style="linear" draw:start-color="#c9211e" draw:end-color="#ff4000" draw:start-intensity="100%" draw:end-intensity="100%" draw:angle="142deg" draw:border="0%"/>
    <draw:gradient draw:name="Gradient_20_147" draw:display-name="Gradient 147" draw:style="linear" draw:start-color="#c9211e" draw:end-color="#ff4000" draw:start-intensity="100%" draw:end-intensity="100%" draw:angle="143deg" draw:border="0%"/>
    <draw:gradient draw:name="Gradient_20_148" draw:display-name="Gradient 148" draw:style="linear" draw:start-color="#c9211e" draw:end-color="#ff4000" draw:start-intensity="100%" draw:end-intensity="100%" draw:angle="144deg" draw:border="0%"/>
    <draw:gradient draw:name="Gradient_20_149" draw:display-name="Gradient 149" draw:style="linear" draw:start-color="#c9211e" draw:end-color="#ff4000" draw:start-intensity="100%" draw:end-intensity="100%" draw:angle="145deg" draw:border="0%"/>
    <draw:gradient draw:name="Gradient_20_150" draw:display-name="Gradient 150" draw:style="linear" draw:start-color="#c9211e" draw:end-color="#ff4000" draw:start-intensity="100%" draw:end-intensity="100%" draw:angle="146deg" draw:border="0%"/>
    <draw:gradient draw:name="Gradient_20_151" draw:display-name="Gradient 151" draw:style="linear" draw:start-color="#c9211e" draw:end-color="#ff4000" draw:start-intensity="100%" draw:end-intensity="100%" draw:angle="147deg" draw:border="0%"/>
    <draw:gradient draw:name="Gradient_20_152" draw:display-name="Gradient 152" draw:style="linear" draw:start-color="#c9211e" draw:end-color="#ff4000" draw:start-intensity="100%" draw:end-intensity="100%" draw:angle="148deg" draw:border="0%"/>
    <draw:gradient draw:name="Gradient_20_153" draw:display-name="Gradient 153" draw:style="linear" draw:start-color="#c9211e" draw:end-color="#ff4000" draw:start-intensity="100%" draw:end-intensity="100%" draw:angle="149deg" draw:border="0%"/>
    <draw:gradient draw:name="Gradient_20_154" draw:display-name="Gradient 154" draw:style="linear" draw:start-color="#c9211e" draw:end-color="#ff4000" draw:start-intensity="100%" draw:end-intensity="100%" draw:angle="150deg" draw:border="0%"/>
    <draw:gradient draw:name="Gradient_20_155" draw:display-name="Gradient 155" draw:style="linear" draw:start-color="#c9211e" draw:end-color="#ff4000" draw:start-intensity="100%" draw:end-intensity="100%" draw:angle="151deg" draw:border="0%"/>
    <draw:gradient draw:name="Gradient_20_156" draw:display-name="Gradient 156" draw:style="linear" draw:start-color="#c9211e" draw:end-color="#ff4000" draw:start-intensity="100%" draw:end-intensity="100%" draw:angle="152deg" draw:border="0%"/>
    <draw:gradient draw:name="Gradient_20_157" draw:display-name="Gradient 157" draw:style="linear" draw:start-color="#c9211e" draw:end-color="#ff4000" draw:start-intensity="100%" draw:end-intensity="100%" draw:angle="153deg" draw:border="0%"/>
    <draw:gradient draw:name="Gradient_20_158" draw:display-name="Gradient 158" draw:style="linear" draw:start-color="#c9211e" draw:end-color="#ff5429" draw:start-intensity="100%" draw:end-intensity="100%" draw:angle="153deg" draw:border="0%"/>
    <draw:gradient draw:name="Gradient_20_159" draw:display-name="Gradient 159" draw:style="linear" draw:start-color="#f10d0c" draw:end-color="#ff4000" draw:start-intensity="100%" draw:end-intensity="100%" draw:angle="153deg" draw:border="0%"/>
    <draw:gradient draw:name="Gradient_20_160" draw:display-name="Gradient 160" draw:style="linear" draw:start-color="#8d281e" draw:end-color="#ff4000" draw:start-intensity="100%" draw:end-intensity="100%" draw:angle="153deg" draw:border="0%"/>
    <draw:gradient draw:name="Gradient_20_71" draw:display-name="Gradient 71" draw:style="linear" draw:start-color="#c9211e" draw:end-color="#ff4000" draw:start-intensity="100%" draw:end-intensity="100%" draw:angle="67deg" draw:border="0%"/>
    <draw:gradient draw:name="Gradient_20_72" draw:display-name="Gradient 72" draw:style="linear" draw:start-color="#c9211e" draw:end-color="#ff4000" draw:start-intensity="100%" draw:end-intensity="100%" draw:angle="68deg" draw:border="0%"/>
    <draw:gradient draw:name="Gradient_20_73" draw:display-name="Gradient 73" draw:style="linear" draw:start-color="#c9211e" draw:end-color="#ff4000" draw:start-intensity="100%" draw:end-intensity="100%" draw:angle="69deg" draw:border="0%"/>
    <draw:gradient draw:name="Gradient_20_74" draw:display-name="Gradient 74" draw:style="linear" draw:start-color="#c9211e" draw:end-color="#ff4000" draw:start-intensity="100%" draw:end-intensity="100%" draw:angle="70deg" draw:border="0%"/>
    <draw:gradient draw:name="Gradient_20_75" draw:display-name="Gradient 75" draw:style="linear" draw:start-color="#c9211e" draw:end-color="#ff4000" draw:start-intensity="100%" draw:end-intensity="100%" draw:angle="71deg" draw:border="0%"/>
    <draw:gradient draw:name="Gradient_20_76" draw:display-name="Gradient 76" draw:style="linear" draw:start-color="#c9211e" draw:end-color="#ff4000" draw:start-intensity="100%" draw:end-intensity="100%" draw:angle="72deg" draw:border="0%"/>
    <draw:gradient draw:name="Gradient_20_77" draw:display-name="Gradient 77" draw:style="linear" draw:start-color="#c9211e" draw:end-color="#ff4000" draw:start-intensity="100%" draw:end-intensity="100%" draw:angle="73deg" draw:border="0%"/>
    <draw:gradient draw:name="Gradient_20_78" draw:display-name="Gradient 78" draw:style="linear" draw:start-color="#c9211e" draw:end-color="#ff4000" draw:start-intensity="100%" draw:end-intensity="100%" draw:angle="74deg" draw:border="0%"/>
    <draw:gradient draw:name="Gradient_20_79" draw:display-name="Gradient 79" draw:style="linear" draw:start-color="#c9211e" draw:end-color="#ff4000" draw:start-intensity="100%" draw:end-intensity="100%" draw:angle="75deg" draw:border="0%"/>
    <draw:gradient draw:name="Gradient_20_80" draw:display-name="Gradient 80" draw:style="linear" draw:start-color="#c9211e" draw:end-color="#ff4000" draw:start-intensity="100%" draw:end-intensity="100%" draw:angle="76deg" draw:border="0%"/>
    <draw:gradient draw:name="Gradient_20_81" draw:display-name="Gradient 81" draw:style="linear" draw:start-color="#c9211e" draw:end-color="#ff4000" draw:start-intensity="100%" draw:end-intensity="100%" draw:angle="77deg" draw:border="0%"/>
    <draw:gradient draw:name="Gradient_20_82" draw:display-name="Gradient 82" draw:style="linear" draw:start-color="#c9211e" draw:end-color="#ff4000" draw:start-intensity="100%" draw:end-intensity="100%" draw:angle="78deg" draw:border="0%"/>
    <draw:gradient draw:name="Gradient_20_83" draw:display-name="Gradient 83" draw:style="linear" draw:start-color="#c9211e" draw:end-color="#ff4000" draw:start-intensity="100%" draw:end-intensity="100%" draw:angle="79deg" draw:border="0%"/>
    <draw:gradient draw:name="Gradient_20_84" draw:display-name="Gradient 84" draw:style="linear" draw:start-color="#c9211e" draw:end-color="#ff4000" draw:start-intensity="100%" draw:end-intensity="100%" draw:angle="80deg" draw:border="0%"/>
    <draw:gradient draw:name="Gradient_20_85" draw:display-name="Gradient 85" draw:style="linear" draw:start-color="#c9211e" draw:end-color="#ff4000" draw:start-intensity="100%" draw:end-intensity="100%" draw:angle="81deg" draw:border="0%"/>
    <draw:gradient draw:name="Gradient_20_86" draw:display-name="Gradient 86" draw:style="linear" draw:start-color="#c9211e" draw:end-color="#ff4000" draw:start-intensity="100%" draw:end-intensity="100%" draw:angle="82deg" draw:border="0%"/>
    <draw:gradient draw:name="Gradient_20_87" draw:display-name="Gradient 87" draw:style="linear" draw:start-color="#c9211e" draw:end-color="#ff4000" draw:start-intensity="100%" draw:end-intensity="100%" draw:angle="83deg" draw:border="0%"/>
    <draw:gradient draw:name="Gradient_20_88" draw:display-name="Gradient 88" draw:style="linear" draw:start-color="#c9211e" draw:end-color="#ff4000" draw:start-intensity="100%" draw:end-intensity="100%" draw:angle="84deg" draw:border="0%"/>
    <draw:gradient draw:name="Gradient_20_89" draw:display-name="Gradient 89" draw:style="linear" draw:start-color="#c9211e" draw:end-color="#ff4000" draw:start-intensity="100%" draw:end-intensity="100%" draw:angle="85deg" draw:border="0%"/>
    <draw:gradient draw:name="Gradient_20_90" draw:display-name="Gradient 90" draw:style="linear" draw:start-color="#c9211e" draw:end-color="#ff4000" draw:start-intensity="100%" draw:end-intensity="100%" draw:angle="86deg" draw:border="0%"/>
    <draw:gradient draw:name="Gradient_20_91" draw:display-name="Gradient 91" draw:style="linear" draw:start-color="#c9211e" draw:end-color="#ff4000" draw:start-intensity="100%" draw:end-intensity="100%" draw:angle="87deg" draw:border="0%"/>
    <draw:gradient draw:name="Gradient_20_92" draw:display-name="Gradient 92" draw:style="linear" draw:start-color="#c9211e" draw:end-color="#ff4000" draw:start-intensity="100%" draw:end-intensity="100%" draw:angle="88deg" draw:border="0%"/>
    <draw:gradient draw:name="Gradient_20_93" draw:display-name="Gradient 93" draw:style="linear" draw:start-color="#c9211e" draw:end-color="#ff4000" draw:start-intensity="100%" draw:end-intensity="100%" draw:angle="89deg" draw:border="0%"/>
    <draw:gradient draw:name="Gradient_20_94" draw:display-name="Gradient 94" draw:style="linear" draw:start-color="#c9211e" draw:end-color="#ff4000" draw:start-intensity="100%" draw:end-intensity="100%" draw:angle="90deg" draw:border="0%"/>
    <draw:gradient draw:name="Gradient_20_95" draw:display-name="Gradient 95" draw:style="linear" draw:start-color="#c9211e" draw:end-color="#ff4000" draw:start-intensity="100%" draw:end-intensity="100%" draw:angle="91deg" draw:border="0%"/>
    <draw:gradient draw:name="Gradient_20_96" draw:display-name="Gradient 96" draw:style="linear" draw:start-color="#c9211e" draw:end-color="#ff4000" draw:start-intensity="100%" draw:end-intensity="100%" draw:angle="92deg" draw:border="0%"/>
    <draw:gradient draw:name="Gradient_20_97" draw:display-name="Gradient 97" draw:style="linear" draw:start-color="#c9211e" draw:end-color="#ff4000" draw:start-intensity="100%" draw:end-intensity="100%" draw:angle="93deg" draw:border="0%"/>
    <draw:gradient draw:name="Gradient_20_98" draw:display-name="Gradient 98" draw:style="linear" draw:start-color="#c9211e" draw:end-color="#ff4000" draw:start-intensity="100%" draw:end-intensity="100%" draw:angle="94deg" draw:border="0%"/>
    <draw:gradient draw:name="Gradient_20_99" draw:display-name="Gradient 99" draw:style="linear" draw:start-color="#c9211e" draw:end-color="#ff4000" draw:start-intensity="100%" draw:end-intensity="100%" draw:angle="9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8T04:11:59.996742092</meta:creation-date>
    <dc:date>2022-06-08T04:28:27.542444134</dc:date>
    <meta:editing-duration>PT16M14S</meta:editing-duration>
    <meta:editing-cycles>4</meta:editing-cycles>
    <meta:generator>LibreOffice/7.2.7.2$Linux_X86_64 LibreOffice_project/20$Build-2</meta:generator>
    <meta:document-statistic meta:object-count="23"/>
  </office:meta>
</office:document-meta>
</file>